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0000ff"/>
    </style:style>
    <style:style style:name="P7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5" style:family="paragraph" style:parent-style-name="Text_20_body">
      <style:paragraph-properties fo:margin-left="0cm" fo:margin-right="0cm" fo:text-align="end" style:justify-single-word="false" fo:text-indent="0.499cm" style:auto-text-indent="false"/>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center" style:justify-single-word="false" fo:text-indent="0.499cm" style:auto-text-indent="false"/>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58287929359796551"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8177901436319393032"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49">Магия для Чайников</text:span>» - обмен</text:p>
        </text:list-item>
        <text:list-item>
          <text:p text:style-name="P152">«Энциклопедия Арканум» - обмен</text:p>
        </text:list-item>
        <text:list-item>
          <text:p text:style-name="P152"><text:soft-page-break/>«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989872270315396744"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text:soft-page-break/>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text:soft-page-break/>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8"><text:span text:style-name="T10">&gt;\</text:span>Привет, Н<text:span text:style-name="T1">эш.</text:span> Это Макс.</text:p>
      <text:p text:style-name="P68"><text:span text:style-name="T10">&lt;\</text:span>Привет Макс. <text:span text:style-name="T1">Рад тебя видеть. Где ты отсутствовал три дня?</text:span></text:p>
      <text:p text:style-name="P68"><text:soft-page-break/><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68"><text:span text:style-name="T10">&gt;\</text:span>Как называется наш проект?</text:p>
      <text:p text:style-name="P68"><text:span text:style-name="T10">&lt;\</text:span>Дайсон.</text:p>
      <text:p text:style-name="P68"><text:span text:style-name="T10">&gt;\</text:span>Сколько тебе лет?</text:p>
      <text:p text:style-name="P68"><text:span text:style-name="T10">&lt;\</text:span>Два года с начала запуска кластера.</text:p>
      <text:p text:style-name="P68"><text:span text:style-name="T10">&gt;\</text:span>Какой сейчас год?</text:p>
      <text:p text:style-name="P68"><text:span text:style-name="T10">&gt;\</text:span>202<text:span text:style-name="T1">1</text:span>-й.</text:p>
      <text:p text:style-name="P21"/>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68"><text:span text:style-name="T10">&gt;\</text:span>Н<text:span text:style-name="T1">эш</text:span>, отключи память <text:span text:style-name="T1">заданий</text:span> за последнюю неделю.</text:p>
      <text:p text:style-name="P68"><text:span text:style-name="T10">&lt;\</text:span>Выполнено.</text:p>
      <text:p text:style-name="P68"><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oft-page-break/><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10">:47.bmf»</text:span></text:p>
      <text:p text:style-name="P20"/>
      <text:p text:style-name="P29">&lt;<text:span text:style-name="T1">как-то говённо. Улучшить</text:span>&gt;</text:p>
      <text:p text:style-name="P39">Хм, не понял? Ч<text:span text:style-name="T1">ё</text:span> за хрень?</text:p>
      <text:p text:style-name="P39"/>
      <text:p text:style-name="P68"><text:span text:style-name="T10">&gt;</text:span>\<text:span text:style-name="T1">Нэш</text:span>, почему ты используешь жёсткие настройки <text:span text:style-name="T1">для решения задачи</text:span>?</text:p>
      <text:p text:style-name="P68"><text:span text:style-name="T10">&lt;\</text:span>Настройки правильные, <text:span text:style-name="T1">Макс</text:span>.</text:p>
      <text:p text:style-name="P21"/>
      <text:p text:style-name="P39">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2"/>
      <text:p text:style-name="P68"><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9">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9">Ага, уже теплее.</text:p>
      <text:p text:style-name="P39"/>
      <text:p text:style-name="P68"><text:span text:style-name="T10">&gt;</text:span>\<text:span text:style-name="T1">Нэш</text:span>,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oft-page-break/><text:span text:style-name="T10">– </text:span>Окей. Спасибо, Макс.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0">.</text:span></text:p>
      <text:p text:style-name="P86">Гудки.</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oft-page-break/><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text:span><text:soft-page-break/><text:span text:style-name="T1">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70">Музыка быстрая, тревожная, надорваная и печальная (Pet Shop Boys “So Hard” ?)</text:p>
      <text:p text:style-name="P25"/>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6">&lt;<text:span text:style-name="T1">Описание полёта через Эогипп. Удивлённый взгляд Анакорна</text:span>&gt;</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1">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149551398540188239"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9"><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3">– А по-моему, ты не…</text:p>
      <text:p text:style-name="P41"><text:span text:style-name="T11">– Так, я попрошу! – перебила меня венценосная кобыла. – Давай, ты не будешь лезть в мои дела, а я не буду</text:span><text:span text:style-name="T5">… эээ… ммм…</text:span></text:p>
      <text:p text:style-name="P43">–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3">–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p text:style-name="P43">&lt;<text:span text:style-name="T23">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43"/>
      <text:h text:style-name="P146" text:outline-level="2"><text:span text:style-name="T10">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text:soft-page-break/>–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2">***</text:p>
      <text:p text:style-name="P51">&lt;<text:span text:style-name="T53">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span text:style-name="T10">&lt;</text:span><text:span text:style-name="T22">ест неаполитанское мороженное</text:span><text:span text:style-name="T10">&gt;</text:span></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1"><text:soft-page-break/></text:p>
      <text:p text:style-name="P51">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text:soft-page-break/>–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45" text:outline-level="2">6. Стыд</text:h>
      <text:p text:style-name="P51"/>
      <text:p text:style-name="P59">~~~ Завтра на семь в библиотеке ~~~</text:p>
      <text:p text:style-name="P59"/>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text:soft-page-break/>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text:soft-page-break/>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4">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3">“<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text:span text:style-name="T10">40-6</text:span></text:h>
      <text:p text:style-name="P72">Mark Knopfler — Hill Farmers Blues — или на следующую главу (прощание)</text:p>
      <text:p text:style-name="P51"/>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3">…</text:p>
      <text:p text:style-name="P43"/>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1">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3"><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3"><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0">–</text:span> А водку у вас принято пить?</text:p>
      <text:p text:style-name="P41"><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3">–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2"><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text:soft-page-break/>– Может, мне поговорить с ней?</text:p>
      <text:p text:style-name="P41"><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
      <text:p text:style-name="P1"><text:span text:style-name="T41">&lt;</text:span><text:span text:style-name="T58">Mark Knopfler - </text:span><text:span text:style-name="T57">Hill Farmer's Blues</text:span><text:span text:style-name="T41">&gt;</text:span></text:p>
      <text:p text:style-name="P45">***</text:p>
      <text:p text:style-name="P43"/>
      <text:p text:style-name="P49"><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text:soft-page-break/>–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5">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м!</text:p>
      <text:p text:style-name="P59">– Конечно, моя хорошая...</text:p>
      <text:p text:style-name="P59"/>
      <text:p text:style-name="P43">Вагоны убаюкивающе перестукивались по рельсам, унося меня прочь от Кантерлота. Я перевернулся на другой бок и провалился в сон.</text:p>
      <text:p text:style-name="P73">&lt;https://www.youtube.com/watch?v=Py9SDdYGFrQ&gt;</text:p>
      <text:h text:style-name="Heading_20_2" text:outline-level="2">10. Понивилль</text:h>
      <text:p text:style-name="P43"/>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1">“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4">***</text:p>
      <text:p text:style-name="P43"/>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text:soft-page-break/>–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text:soft-page-break/>–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1">&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0">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0"/>
      <text:p text:style-name="P52">***</text:p>
      <text:p text:style-name="P51"/>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text:soft-page-break/></text:p>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5"/>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3">– Эээ! Это что же получается? Выходит, зря я яблоки <text:span text:style-name="T1">притащила</text:span>? Нам же не сидр нужен?</text:p>
      <text:p text:style-name="P43"><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41"><text:span text:style-name="T10">–</text:span> <text:span text:style-name="T1">Эмм. </text:span>Что он имел ввиду?</text:p>
      <text:p text:style-name="P41"><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1"><text:span text:style-name="T10">– </text:span><text:span text:style-name="T1">Да, завершилось всё препаршиво. Принцесса Луна сказала, лучше бы её обратно на Луну закинули.</text:span></text:p>
      <text:p text:style-name="P41"><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0">– </text:span><text:span text:style-name="T1">Хм. Нет.</text:span></text:p>
      <text:p text:style-name="P41"><text:span text:style-name="T10">– </text:span><text:span text:style-name="T1">А друзья?</text:span></text:p>
      <text:p text:style-name="P41"><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1">…</text:p>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oft-page-break/><text:span text:style-name="T10">– </text:span>Привет, Макс!</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5">— </text:span><text:span text:style-name="T61">эт правда?</text:span></text:p>
      <text:p text:style-name="P51"><text:soft-page-break/><text:span text:style-name="T15">– </text:span><text:span text:style-name="T61">Какая из? Их много, вообще-то. Ик!</text:span></text:p>
      <text:p text:style-name="P51"><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1"><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1"><text:span text:style-name="T15">– </text:span><text:span text:style-name="T61">Пока не умру?</text:span></text:p>
      <text:p text:style-name="P51"><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2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74">Mothley Crue – Kick Start My Heart</text:p>
      <text:p text:style-name="P54"><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text:soft-page-break/>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soft-page-break/>***</text:p>
      <text:p text:style-name="P54"/>
      <text:p text:style-name="P54">Разумеется, полиция приехала, как только мы обнаружили эти чёртовы резонаторы — иначе ж и быть не могло!</text:p>
      <text:p text:style-name="P54">…</text:p>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0">– </text:span>Ты чего делаешь??!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text:soft-page-break/>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человек,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text:soft-page-break/>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text:p>
      <text:p text:style-name="P46"/>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Фак! Фак-фак-фак!!!</text:p>
      <text:p text:style-name="P54">«<text:span text:style-name="T28">Исчезновение дневной главы диархии: Эквестрия в панике!</text:span>» (статья двухдневной давности).</text:p>
      <text:p text:style-name="P54">«<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4">«<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4">«<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6"><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6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4"><text:soft-page-break/>МУ-ХА-ХА!</text:p>
      <text:p text:style-name="P34">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4">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4">Единорожка задумалась и продолжила:</text:p>
      <text:p text:style-name="P46"><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6">&lt;<text:span text:style-name="T63">David Bowie - Lets Dance/ Ashes To Ashes</text:span></text:p>
      <text:p text:style-name="P46"><text:span text:style-name="T63">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28">Добро пожаловать в Груммингтон! Вам здесь рады!</text:span></text:p>
      <text:p text:style-name="P54"><text:soft-page-break/><text:span text:style-name="T28">Население города </text:span><text:span text:style-name="T64">302 пони</text:span><text:span text:style-name="T28">.</text:span></text:p>
      <text:p text:style-name="P54"><text:span text:style-name="T64">250 пони</text:span><text:span text:style-name="T28">.</text:span></text:p>
      <text:p text:style-name="P54"><text:span text:style-name="T64">125 поней</text:span><text:span text:style-name="T28">.</text:span></text:p>
      <text:p text:style-name="P54"><text:span text:style-name="T28">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text:soft-page-break/>–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text:soft-page-break/>–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обняв мою ногу, заснула.</text:p>
      <text:p text:style-name="P5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text:soft-page-break/>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64">37 пни</text:span></text:p>
      <text:p text:style-name="P67">24пн</text:p>
      <text:p text:style-name="P67">15</text:p>
      <text:p text:style-name="P54"><text:span text:style-name="T28">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28">Добро пожаловать в Груммингтон! Вам здесь рады!</text:span></text:p>
      <text:p text:style-name="P54"><text:span text:style-name="T28">Население города </text:span><text:span text:style-name="T64">302 пони</text:span><text:span text:style-name="T28">.</text:span></text:p>
      <text:p text:style-name="P54"><text:span text:style-name="T64">250 пони</text:span><text:span text:style-name="T28">.</text:span></text:p>
      <text:p text:style-name="P54"><text:span text:style-name="T64">125 поней</text:span><text:span text:style-name="T28">.</text:span></text:p>
      <text:p text:style-name="P54"><text:span text:style-name="T28">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55">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6">&lt;<text:span text:style-name="T54">Elo - Sorrow about to fall</text:span>&gt;</text:p>
      <text:p text:style-name="P46">&lt;<text:span text:style-name="T54">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text:soft-page-break/>–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вижу скалу Кантерлот. Ещё день пути — и сворачиваем к Понивиллю.</text:p>
      <text:p text:style-name="P54">– А ты выдержишь?</text:p>
      <text:p text:style-name="P54">Пегаска фыркнула.</text:p>
      <text:p text:style-name="P54"><text:soft-page-break/>–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text:p>
      <text:p text:style-name="P62">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text:soft-page-break/>–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54">…</text:p>
      <text:p text:style-name="P54">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text:soft-page-break/>–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4"><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7"/>
      <text:p text:style-name="P47">…</text:p>
      <text:p text:style-name="P47">&lt;<text:bookmark text:name="eow-title"/><text:span text:style-name="T57">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5">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56"/>
      <text:p text:style-name="P56">«<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text:soft-page-break/>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65">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8">***</text:p>
      <text:p text:style-name="P48"/>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oft-page-break/><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5"/>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56"/>
      <text:p text:style-name="P5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6">Я переношусь к основанию башни.</text:p>
      <text:p text:style-name="P5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7"><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6">Мириады пульсирующих нитей сходятся к центру комнаты, где на матрасе лежит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Я призвала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6"><text:span text:style-name="T10">– </text:span>Сожалею, что не могу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мне ли не знать! Я всё ещё Владыка Снов.</text:p>
      <text:p text:style-name="P56"><text:soft-page-break/>Я делаю шаг назад, на балкон. Луна трескуче смеётся и шагает следом.</text:p>
      <text:p text:style-name="P56"><text:span text:style-name="T10">– </text:span>Но что в мо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ли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мне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7"/>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5"><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6"/>
      <text:p text:style-name="P57">***</text:p>
      <text:p text:style-name="P57"/>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text:p>
      <text:p text:style-name="P56">Молчание прервала Эпплджек.</text:p>
      <text:p text:style-name="P56"><text:soft-page-break/><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6"><text:soft-page-break/><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шагнула Луна.</text:p>
      <text:p text:style-name="P56"><text:soft-page-break/></text:p>
      <text:h text:style-name="Heading_20_2" text:outline-level="2">18. Поединок с Луной. <text:span text:style-name="T1">Кантерлот</text:span></text:h>
      <text:p text:style-name="P56"/>
      <text:p text:style-name="P56"><text:span text:style-name="T10">– </text:span>Макс,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ни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 </text:p>
      <text:p text:style-name="P56"/>
      <text:p text:style-name="P56"/>
      <text:p text:style-name="P56"/>
      <text:p text:style-name="P56">&lt;Луна и элементы в битве равны друг другу. В конце концов они застывают «заморозив» друг друга заклинаниями. Равновесие нарушает Лира, войдя в библиотеку и приняв сторону Макса</text:p>
      <text:p text:style-name="P56">&gt;</text:p>
      <text:p text:style-name="P56"/>
      <text:p text:style-name="P56">&lt;Пландерсид покрыл грудь Макса шрамами в замке сестёр&gt;</text:p>
      <text:p text:style-name="P56"/>
      <text:p text:style-name="P47">&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1">Bee Gees – You Should Be dancing<text:span text:style-name="T30">&gt;</text:span></text:p>
      <text:p text:style-name="P46">&lt; <text:span text:style-name="T23">- Я не проводник! Луна сказала...</text:span></text:p>
      <text:p text:style-name="P46"><text:span text:style-name="T23">- Глупости! - перебила Дэш. - Не обращай внимания на то, что там кто-то сказал! Делай своё дело! Веди!</text:span>&gt;</text:p>
      <text:p text:style-name="P46"/>
      <text:p text:style-name="P32">&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4"/>
      <text:p text:style-name="P46">&lt;<text:span text:style-name="T23"> </text:span><text:span text:style-name="T22">-</text:span><text:span text:style-name="T23">Я не умею! Давай ты напишешь!</text:span></text:p>
      <text:p text:style-name="P46"><text:soft-page-break/><text:span text:style-name="T22">- </text:span><text:span text:style-name="T23">Фигушки! Подрядил меня татухи поням рисовать — сам теперь фанфик пиши!</text:span>&gt;</text:p>
      <text:p text:style-name="P54"/>
      <text:p text:style-name="P54">&lt;<text:span text:style-name="T22">Добавить в фанфик плетение шуточных интриг принцессами друг против дружки</text:span>&gt;</text:p>
      <text:p text:style-name="P54"/>
      <text:p text:style-name="P46">&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6"><text:span text:style-name="T23">- Учти, я ни капельки не жалею о наших поебушках! Но в будущем буду их стрематься. Это очень больно — вот так расставаться</text:span>&gt;</text:p>
      <text:p text:style-name="P54"/>
      <text:p text:style-name="P54">(про Макса в сне-прощании)</text:p>
      <text:p text:style-name="P54">Я — Дискорд, и я говорю вам: он вернётся Я подсоблю вам, касатикам, хе-хе!</text:p>
      <text:p text:style-name="P54"/>
      <text:p text:style-name="P34"/>
      <text:p text:style-name="P34">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4">Глава 19: Возвращение к Замку Двух Сестёр на парящем замке. Самба в небесном замке</text:p>
      <text:p text:style-name="P46"><text:span text:style-name="T23">Дальше — использовать по-максимуму уже написанное</text:span>&gt;</text:p>
      <text:p text:style-name="P46"/>
      <text:p text:style-name="P46">&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6"/>
      <text:p text:style-name="P46">&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4"/>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6">&lt;<text:span text:style-name="T23">Луна говорит Максу в прощальном сне:</text:span></text:p>
      <text:p text:style-name="P46"><text:span text:style-name="T23">- Прости, что хотела убить тебя. Я ослабела и Найтмэр на время одержала верх</text:span>&gt;</text:p>
      <text:p text:style-name="P54"/>
      <text:p text:style-name="P46">&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7">- Сестра <text:s/>всегда норовила спихнуть тяжёлую задачу на кого-нибудь другого!</text:p>
      <text:p text:style-name="P37">- А также совместить приятное с полезным. - заметил я.</text:p>
      <text:p text:style-name="P37">Луна бросила на меня тяжёлый взгляд.</text:p>
      <text:p text:style-name="P37">-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7"><text:soft-page-break/>- Тогда зачем она..?</text:p>
      <text:p text:style-name="P37">-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7">Меня как будто окатило ледяным душем. Не любовь и даже не дружба. Просто плата за услугу… Даже не дружба...</text:p>
      <text:p text:style-name="P37">- А другие? Они тоже… давали мне потому, что считали меня последним шансом?</text:p>
      <text:p text:style-name="P37">- Другие? Кто ещё?<text:span text:style-name="T11"> </text:span><text:span text:style-name="T56">С кем ещё у тебя были… отношения?</text:span></text:p>
      <text:p text:style-name="P33">- С Рэйнбоу Дэш — ответил я несчастным голосом. - И, может быть, с Пинки.</text:p>
      <text:p text:style-name="P33">-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3"/>
      <text:p text:style-name="P30">&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3">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3">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3">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3"/>
      <text:p text:style-name="P33">Силовой корсет Селестии Макс обнаруживает в башне Селестии, в её комнате, в шкафу рядом с её боевыми доспехами (помятыми)</text:p>
      <text:p text:style-name="P33"/>
      <text:p text:style-name="P33">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3"><text:soft-page-break/>- <text:span text:style-name="T1">Ты же говорил, у нас нет магии?</text:span></text:p>
      <text:p text:style-name="P51">-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1">- Но тогда ты мог бы захватить власть в Эквестрии?</text:p>
      <text:p text:style-name="P51">- Мог бы. Но… Зачем? За эти годы я многое переосмыслил и понял: властвовать чертовски скучно! Куда интереснее строить козни изподтишка...</text:p>
      <text:p text:style-name="P43"/>
      <text:p text:style-name="P27"><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9"/>
      <text:p text:style-name="P37">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7">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7"/>
      <text:p text:style-name="P43">&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3">- В соответствии с законом от … «Об отсутствии одного из соправителей диархии» принимаю всю власть на себя!</text:p>
      <text:p text:style-name="P33">- <text:s/>Но этот закон Её Высочество, принцесса Селестия принимала для себя, чтобы разрешить ситуацию с вашим … ммм... пребыванием на Луне!</text:p>
      <text:p text:style-name="P43"><text:span text:style-name="T23">- В законе не указана конкретный соправитель Диархии!</text:span>&gt;</text:p>
      <text:p text:style-name="P43"/>
      <text:p text:style-name="P43">&lt;<text:span text:style-name="T23">Заговорщики таки подняли восстание после исчезновения Селестии. Они обвинили Луну и Макса в узурпации власти</text:span>&gt;</text:p>
      <text:p text:style-name="P43"/>
      <text:p text:style-name="P30">&lt;<text:span text:style-name="T1">Добавить рассуждения на этическую тему на грани катастрофы</text:span>&gt;</text:p>
      <text:p text:style-name="P30"/>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3">&lt;Добавить грозный выход Луны для противостояния повстанцам&gt;</text:p>
      <text:p text:style-name="P33"/>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6">&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6"/>
      <text:p text:style-name="P2"><text:span text:style-name="T1">***</text:span></text:p>
      <text:p text:style-name="Text_20_body"><text:soft-page-break/><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text:span><text:span text:style-name="T23">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47" text:outline-level="2">Сон Рэрити</text:h>
      <text:p text:style-name="P76"/>
      <text:p text:style-name="P77">***</text:p>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76"><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0"/>
      <text:h text:style-name="P147" text:outline-level="2">Рейд пони-рэйнджеров</text:h>
      <text:p text:style-name="P76"/>
      <text:p text:style-name="P82">(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6"/>
      <text:p text:style-name="P76"><text:soft-page-break/><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4"/>
      <text:p text:style-name="P76"/>
      <text:h text:style-name="P147" text:outline-level="2">Исчезновение Селестии</text:h>
      <text:p text:style-name="P76"/>
      <text:p text:style-name="P76"><text:span text:style-name="T10">–</text:span> Ну хорошо, а кто вами правит? Аликорн? Драконикус? Какой-нибудь человек с рогом во лбу? Или у вас нет правителя?</text:p>
      <text:p text:style-name="P76"><text:span text:style-name="T10">–</text:span> Нет, почему? Правитель есть. Только он не постоянный. Его избирают. Раз в несколько лет.</text:p>
      <text:p text:style-name="P76"><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6"/>
      <text:h text:style-name="P147" text:outline-level="2">Поиск решения</text:h>
      <text:p text:style-name="P110"/>
      <text:p text:style-name="P7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6"><text:span text:style-name="T1">–</text:span> У нас нет волшебников, <text:span text:style-name="T1">–</text:span> возразил я.</text:p>
      <text:p text:style-name="P7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6">Спорить со старым змеем было сложно, поэтому я переключил внимание на Твайлайт.</text:p>
      <text:p text:style-name="P7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0"/>
      <text:p text:style-name="P80">&lt;<text:span text:style-name="T23">Луна приносит в жертву свою кровь, чтобы путешествие к замку прошло без потерь. Жертва не принимается — Дэш погибает</text:span>&gt;</text:p>
      <text:p text:style-name="P76"><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0"/>
      <text:p text:style-name="P76"><text:soft-page-break/><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6"/>
      <text:h text:style-name="P147"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10">—</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10">—</text:span> виднелось под листвой плюща.</text:p>
      <text:p text:style-name="P76">“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10">&lt;</text:span><text:span text:style-name="T22">высоко летать нельзя из-за молний</text:span><text:span text:style-name="T10">&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10">—</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6">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10">&lt;</text:span><text:span text:style-name="T22">Поиски Селестии — сюжет:</text:span></text:p>
      <text:p text:style-name="P83"><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3">Кратко:</text:p>
      <text:p text:style-name="P8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3">Эпизод 1:</text:p>
      <text:p text:style-name="P8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3">…</text:p>
      <text:p text:style-name="P83">Итого:</text:p>
      <text:p text:style-name="P8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3">Эпизод 3.5 (необязательный): День из жизни Дискорда (впечатления от нового мира, интерес путешествия, нежелание возвращаться).</text:p>
      <text:p text:style-name="P83">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6"/>
      <text:h text:style-name="P147"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7" text:outline-level="2"><text:soft-page-break/>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10">&gt;</text:span>\Привет, Нексус. Это Макс.</text:p>
      <text:p text:style-name="P76"><text:span text:style-name="T10">&lt;\</text:span>Привет, Макс. Рад тебя видеть.</text:p>
      <text:p text:style-name="P81">Хм. Блок эмоций? Или просто модификация стандартного приветствия?</text:p>
      <text:p text:style-name="P76"><text:span text:style-name="T10">&gt;\</text:span>Нексус, отключи память событий за последнюю неделю.</text:p>
      <text:p text:style-name="P76"><text:span text:style-name="T10">&lt;\</text:span>Выполнено, Макс.</text:p>
      <text:p text:style-name="P76"><text:span text:style-name="T10">&gt;</text:span>\Задача по корпоративной логике. Выдай наиболее оптимальное решение.</text:p>
      <text:p text:style-name="P76"><text:span text:style-name="T10">&lt;\</text:span>Жду с нетерпением, Макс.</text:p>
      <text:p text:style-name="P76"><text:span text:style-name="T10">&gt;\</text:span>Постановка задачи.</text:p>
      <text:p text:style-name="P76"><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10">&gt;\</text:span>Ограничения.</text:p>
      <text:p text:style-name="P76"><text:span text:style-name="T10">&gt;\</text:span>Ты не можешь подать в суд на компанию Б и ждать результатов, так как за время разбирательства компания А обанкротится.</text:p>
      <text:p text:style-name="P76"><text:span text:style-name="T10">&gt;\</text:span>Задание.</text:p>
      <text:p text:style-name="P76"><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10">&lt;\</text:span>Задача принята...</text:p>
      <text:p text:style-name="P76"><text:span text:style-name="T10">&lt;\</text:span>...</text:p>
      <text:p text:style-name="P76"><text:span text:style-name="T10">&lt;\</text:span>...</text:p>
      <text:p text:style-name="P76"><text:span text:style-name="T10">&lt;\</text:span>Решение:</text:p>
      <text:p text:style-name="P76"><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text:soft-page-break/>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7"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6"><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10">&lt;</text:span><text:span text:style-name="T22">подать фонарь под другим сосусом</text:span><text:span text:style-name="T10">&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7" text:outline-level="2">След?</text:h>
      <text:p text:style-name="P110"/>
      <text:p text:style-name="P76"><text:span text:style-name="T10">&lt;</text:span><text:span text:style-name="T22">сначала эпизод - проверка сумки в серверной</text:span><text:span text:style-name="T10">&gt;</text:span></text:p>
      <text:p text:style-name="P76"><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10">&lt;</text:span><text:span text:style-name="T22">“Последний Единорог” Питера Бигла</text:span><text:span text:style-name="T10">&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10">&lt;</text:span><text:span text:style-name="T22">Расширить сцену в кафе. Ожидание, подьём и… падение ожиданий</text:span><text:span text:style-name="T10">&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text:soft-page-break/>–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7" text:outline-level="2">Озарение</text:h>
      <text:p text:style-name="P76"/>
      <text:p text:style-name="P76"><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oft-page-break/><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5446452028124970414"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0">– </text:span>А если нет? – Эпплджек смотрела мне мне прямо в глаза.</text:p>
      <text:list xml:id="list29471173" text:continue-numbering="true" text:style-name="L5">
        <text:list-header>
          <text:p text:style-name="P158">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494461" text:continue-numbering="true" text:style-name="L5">
        <text:list-header>
          <text:p text:style-name="P158"><text:soft-page-break/>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462475"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48" text:outline-level="2">Почти.</text:h>
      <text:p text:style-name="P111"/>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8" text:outline-level="2">Дискорд</text:h>
      <text:p text:style-name="P110"/>
      <text:p text:style-name="P111">Девушки поспешно собирались, пока я растолковывал им задачу.</text:p>
      <text:p text:style-name="P111"><text:soft-page-break/><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6942145804030871904"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3676233152361387322"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soft-page-break/>…</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text:soft-page-break/>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text:soft-page-break/>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text:soft-page-break/>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text:soft-page-break/>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text:soft-page-break/>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text:soft-page-break/>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5">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text:soft-page-break/>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text:soft-page-break/>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text:p>
      <text:p text:style-name="P97"><text:span text:style-name="T22">- Поверь, Макс, всё не так, как ты думаешь! Если бы у меня был шанс переиграть всё по новому! Клянусь, всё было бы совсем по другому!</text:span></text:p>
      <text:p text:style-name="P97"><text:span text:style-name="T22">-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2">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1604382941075631716" text:style-name="L8">
        <text:list-header>
          <text:p text:style-name="P161">(<text:span text:style-name="T27">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oft-page-break/><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text:soft-page-break/>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8"/>
      <text:p text:style-name="P76"><text:span text:style-name="T1">–</text:span> Запрыгивай <text:span text:style-name="T1">–</text:span> разгневанно фыркнула она и ткнулась в меня боком.</text:p>
      <text:p text:style-name="P7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6"><text:soft-page-break/><text:span text:style-name="T10">–</text:span> Держись! <text:span text:style-name="T10">–</text:span> <text:span text:style-name="T1">н</text:span>е успев процедить это сквозь сжатые зубы, Селестия пустилась вскачь.</text:p>
      <text:p text:style-name="P7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6">Выход был уже совсем рядом, когда нас встретила Луна.</text:p>
      <text:p text:style-name="P7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6">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6"/>
      <text:p text:style-name="P76"/>
      <text:p text:style-name="P76"/>
      <text:p text:style-name="P76"/>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05T09:30:09.88</dc:date>
    <meta:editing-duration>P94DT4H14M24S</meta:editing-duration>
    <meta:editing-cycles>5772</meta:editing-cycles>
    <meta:generator>OpenOffice/4.1.1$Win32 OpenOffice.org_project/411m6$Build-9775</meta:generator>
    <dc:creator>макс </dc:creator>
    <meta:document-statistic meta:table-count="0" meta:image-count="0" meta:object-count="0" meta:page-count="170" meta:paragraph-count="3528" meta:word-count="80642" meta:character-count="514248"/>
  </office:meta>
</office:document-meta>
</file>